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文泉驿微米黑" fo:font-size="12pt" officeooo:paragraph-rsid="00315839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10.5pt" fo:font-weight="bold" style:font-name-asian="文泉驿微米黑" style:font-size-asian="10.5pt" style:font-weight-asian="bold" style:font-size-complex="10.5pt" style:font-weight-complex="bold"/>
    </style:style>
    <style:style style:name="P3" style:family="paragraph" style:parent-style-name="Text_20_body">
      <style:text-properties style:font-name="文泉驿微米黑" fo:font-size="9pt" style:font-name-asian="文泉驿微米黑" style:font-size-asian="9pt" style:font-size-complex="9pt"/>
    </style:style>
    <style:style style:name="P4" style:family="paragraph" style:parent-style-name="Text_20_body">
      <style:text-properties style:font-name="文泉驿微米黑" fo:font-size="9pt" officeooo:rsid="0061ffe4" officeooo:paragraph-rsid="0061ffe4" style:font-name-asian="文泉驿微米黑" style:font-size-asian="9pt" style:font-size-complex="9pt"/>
    </style:style>
    <style:style style:name="P5" style:family="paragraph" style:parent-style-name="Text_20_body">
      <style:text-properties style:font-name="文泉驿微米黑" fo:font-size="9pt" officeooo:rsid="0061ffe4" officeooo:paragraph-rsid="00745218" style:font-name-asian="文泉驿微米黑" style:font-size-asian="9pt" style:font-size-complex="9pt"/>
    </style:style>
    <style:style style:name="P6" style:family="paragraph" style:parent-style-name="Text_20_body">
      <style:text-properties style:font-name="文泉驿微米黑" fo:font-size="9pt" officeooo:rsid="0061ffe4" officeooo:paragraph-rsid="0090c710" style:font-name-asian="文泉驿微米黑" style:font-size-asian="9pt" style:font-size-complex="9pt"/>
    </style:style>
    <style:style style:name="P7" style:family="paragraph" style:parent-style-name="Text_20_body">
      <style:text-properties style:font-name="文泉驿微米黑" fo:font-size="9pt" officeooo:paragraph-rsid="0061ffe4" style:font-name-asian="文泉驿微米黑" style:font-size-asian="9pt" style:font-size-complex="9pt"/>
    </style:style>
    <style:style style:name="P8" style:family="paragraph" style:parent-style-name="Text_20_body">
      <style:text-properties style:font-name="文泉驿微米黑" fo:font-size="9pt" officeooo:paragraph-rsid="004b97bb" style:font-name-asian="文泉驿微米黑" style:font-size-asian="9pt" style:font-size-complex="9pt"/>
    </style:style>
    <style:style style:name="P9" style:family="paragraph" style:parent-style-name="Text_20_body">
      <style:text-properties style:font-name="文泉驿微米黑" fo:font-size="9pt" officeooo:paragraph-rsid="006e8080" style:font-name-asian="文泉驿微米黑" style:font-size-asian="9pt" style:font-size-complex="9pt"/>
    </style:style>
    <style:style style:name="P10" style:family="paragraph" style:parent-style-name="Text_20_body">
      <style:text-properties style:font-name="文泉驿微米黑" fo:font-size="9pt" officeooo:paragraph-rsid="0077ce12" style:font-name-asian="文泉驿微米黑" style:font-size-asian="9pt" style:font-size-complex="9pt"/>
    </style:style>
    <style:style style:name="P11" style:family="paragraph" style:parent-style-name="Text_20_body">
      <style:text-properties style:font-name="文泉驿微米黑" fo:font-size="9pt" officeooo:paragraph-rsid="00789022" style:font-name-asian="文泉驿微米黑" style:font-size-asian="9pt" style:font-size-complex="9pt"/>
    </style:style>
    <style:style style:name="P12" style:family="paragraph" style:parent-style-name="Text_20_body">
      <style:text-properties style:font-name="文泉驿微米黑" fo:font-size="9pt" fo:font-weight="bold" style:font-name-asian="文泉驿微米黑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文泉驿微米黑" fo:font-size="9pt" fo:font-weight="bold" officeooo:rsid="006e8080" officeooo:paragraph-rsid="006e8080" style:font-name-asian="文泉驿微米黑" style:font-size-asian="9pt" style:font-weight-asian="bold" style:font-size-complex="9pt" style:font-weight-complex="bold"/>
    </style:style>
    <style:style style:name="P14" style:family="paragraph" style:parent-style-name="Preformatted_20_Text">
      <style:text-properties style:font-name="文泉驿微米黑" fo:font-size="9pt" style:font-name-asian="文泉驿微米黑" style:font-size-asian="9pt" style:font-size-complex="9pt"/>
    </style:style>
    <style:style style:name="P15" style:family="paragraph" style:parent-style-name="Preformatted_20_Text">
      <style:text-properties style:font-name="文泉驿微米黑" fo:font-size="9pt" officeooo:paragraph-rsid="0061ffe4" style:font-name-asian="文泉驿微米黑" style:font-size-asian="9pt" style:font-size-complex="9pt"/>
    </style:style>
    <style:style style:name="P16" style:family="paragraph" style:parent-style-name="Text_20_body">
      <style:text-properties style:font-name="文泉驿微米黑" fo:font-size="9pt" officeooo:paragraph-rsid="009c297b" style:font-name-asian="文泉驿微米黑" style:font-size-asian="9pt" style:font-size-complex="9pt"/>
    </style:style>
    <style:style style:name="P17" style:family="paragraph" style:parent-style-name="Text_20_body">
      <style:text-properties style:font-name="文泉驿微米黑" fo:font-size="9pt" officeooo:rsid="0061ffe4" officeooo:paragraph-rsid="00745218" style:font-name-asian="文泉驿微米黑" style:font-size-asian="9pt" style:font-size-complex="9pt"/>
    </style:style>
    <style:style style:name="P18" style:family="paragraph" style:parent-style-name="Text_20_body">
      <style:text-properties style:font-name="文泉驿微米黑" fo:font-size="9pt" officeooo:paragraph-rsid="009d9a26" style:font-name-asian="文泉驿微米黑" style:font-size-asian="9pt" style:font-size-complex="9pt"/>
    </style:style>
    <style:style style:name="P19" style:family="paragraph" style:parent-style-name="Preformatted_20_Text">
      <style:text-properties style:font-name="文泉驿微米黑" fo:font-size="9pt" officeooo:paragraph-rsid="00a04fb7" style:font-name-asian="文泉驿微米黑" style:font-size-asian="9pt" style:font-size-complex="9pt"/>
    </style:style>
    <style:style style:name="T1" style:family="text">
      <style:text-properties officeooo:rsid="005cc8fe" style:language-asian="zh" style:country-asian="CN"/>
    </style:style>
    <style:style style:name="T2" style:family="text">
      <style:text-properties officeooo:rsid="0060ac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zh" style:country-asian="CN" style:font-weight-asian="bold" style:font-weight-complex="bold"/>
    </style:style>
    <style:style style:name="T5" style:family="text">
      <style:text-properties fo:font-weight="bold" officeooo:rsid="005cc8fe" style:language-asian="zh" style:country-asian="CN" style:font-weight-asian="bold" style:font-weight-complex="bold"/>
    </style:style>
    <style:style style:name="T6" style:family="text">
      <style:text-properties officeooo:rsid="0070e283"/>
    </style:style>
    <style:style style:name="T7" style:family="text">
      <style:text-properties officeooo:rsid="007857ca"/>
    </style:style>
    <style:style style:name="T8" style:family="text">
      <style:text-properties officeooo:rsid="00789022"/>
    </style:style>
    <style:style style:name="T9" style:family="text">
      <style:text-properties officeooo:rsid="009710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201</text:span><text:span text:style-name="T4">6</text:span><text:span text:style-name="T5">0326</text:span><text:span text:style-name="T3">周工作总结计划</text:span></text:p>
      <text:p text:style-name="P2">本周工作总结</text:p>
      <text:p text:style-name="P4">周一 1跟进并协助王雪飞等燕山大学何巨龙送货及藏新良集群培训等</text:p>
      <text:p text:style-name="P4"><text:tab/> <text:s/>2 新同事送货售后基本流程培训，出差准备工作等。</text:p>
      <text:p text:style-name="P4"><text:tab/>3 协助行政加强本地团队建设，预约面试技术人员。</text:p>
      <text:p text:style-name="P6">周二 1跟进并协助王雪飞等处理河北大学周传奇遗留软件安装情况</text:p>
      <text:p text:style-name="P5"><text:tab/> <text:s/>2 跟进新同事学习规划，加强学习进度。</text:p>
      <text:p text:style-name="P5"><text:tab/> 3 前往天津工业大学刘鹏处，协助排查售后情况，并观察新同事客户现场处理能力。</text:p>
      <text:p text:style-name="P7">周三 1协助办事处行政事务处理，预约应试人员</text:p>
      <text:p text:style-name="P7"><text:tab/> <text:s/>2 跟进办事处技术技能提升情况，检测新同事学习进度</text:p>
      <text:p text:style-name="P7"><text:tab/> <text:s/>3 跟进并协助处理大连理工吴锤结燕山大学郝险峰售后处理</text:p>
      <text:p text:style-name="P18">周四 <text:s/>1 跟进并协助处理大连理工吴锤结售后处理</text:p>
      <text:p text:style-name="P16"><text:tab/> <text:s/>2 协助行政处理天津办事处宿舍租赁，前往看房等。</text:p>
      <text:p text:style-name="P8"><text:tab/> <text:s/>3 跟进新人技能提升情况，<text:span text:style-name="T8">linux常用命令熟悉，送货售后流程熟悉</text:span></text:p>
      <text:p text:style-name="P10">周五 1 跟进华北区域遗留送货和售后处理进度。</text:p>
      <text:p text:style-name="P7"><text:tab/> <text:s/>2 根据办事处技术技能现状，制定新的技能提升计划，并对新人进行重点培训及考察</text:p>
      <text:p text:style-name="P18"><text:tab/> <text:s/>3 协助行政处理天津办事处宿舍租赁，前往看房等。</text:p>
      <text:p text:style-name="P12">下周工作计划</text:p>
      <text:p text:style-name="P9">周一 跟进加强办事处本地团队建设，跟进办事处技术出差准备，协助行政租房</text:p>
      <text:p text:style-name="P11">周二 跟进加强办事处本地团队建设，<text:span text:style-name="T2">跟进王松松东北电力送货，跟进王雪飞等石家庄铁道大学送货处理</text:span></text:p>
      <text:p text:style-name="P7">周三 跟进加强办事处本地团队建设<text:span text:style-name="T2">；</text:span>跟进华北区域送货遗留，及售后处理进度</text:p>
      <text:p text:style-name="P7">周四 跟进加强办事处本地团队建设<text:span text:style-name="T2">；</text:span>跟进天津办事处技术人员技能提升，售后送货质量<text:span text:style-name="T2">、服务意识提升</text:span>。</text:p>
      <text:p text:style-name="P7">周五 跟进加强办事处本地团队建设<text:span text:style-name="T2">；办事处本地负责人的相关能力技术培训提升</text:span>。</text:p>
      <text:p text:style-name="P13">华北区域(天津办事处)本周工作进展</text:p>
      <text:p text:style-name="P15">1 本地团队建设方面，本周技术人员共面试了1人，无复试人员。</text:p>
      <text:p text:style-name="P19">2 区域售后送货方面，完成燕山大学何巨龙，北理工杨军和宋卫东送货；售后方面 完成大连理工吴锤结<text:span text:style-name="T9">问题售后</text:span>、北京工业刘雪梅网络<text:span text:style-name="T6">售后</text:span>、燕山大学郝险峰<text:span text:style-name="T9">售后，河北大学周传奇送货遗留软件安装、北京理工严楠光驱鼓掌售后</text:span>。目前遗留<text:span text:style-name="T6">东北大学刘昆售后，，预计下周处理完成。</text:span></text:p>
      <text:p text:style-name="P14">3 本地技术人员技能提升情况，赵龙、张维中基本送货售后流程熟悉，<text:span text:style-name="T7">linux相关基础命令已熟悉，集群配置学习中</text:span>，目前稳步提升中，其他人员按照技能提升进度表有序进行，目前主要在学习软件编译、疑难售后处理思路<text:span text:style-name="T7">，以及win集群配置相关</text:span>。</text:p>
      <text:p text:style-name="P14">4 办事处办公环境规范，办公桌新到三套，已合理安排放置，办事处办公住宿分开正处于看房阶段，预计下周能找到合适目标。</text:p>
      <text:p text:style-name="P9"><text:s text:c="58"/><text:tab/><text:tab/><text:tab/> <text:s text:c="2"/><text:tab/><text:tab/><text:tab/> <text:s text:c="3"/></text:p>
      <text:p text:style-name="P9"><text:s/><text:tab/><text:tab/><text:tab/><text:tab/><text:tab/><text:tab/><text:tab/><text:tab/><text:tab/><text:tab/><text:tab/><text:tab/><text:tab/><text:tab/><text:tab/><text:tab/>技术部 白劲松</text:p>
      <text:p text:style-name="P3"><text:s text:c="55"/><text:tab/><text:tab/><text:tab/><text:tab/><text:tab/> <text:s text:c="5"/><text:tab/><text:tab/><text:tab/> <text:tab/> <text:s/>2016年03月<text:span text:style-name="T1">26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点阵正黑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3-26T10:43:19.225000000</dc:date>
    <meta:editing-duration>PT13H43M52S</meta:editing-duration>
    <meta:editing-cycles>158</meta:editing-cycles>
    <meta:generator>LibreOffice/5.1.0.3$Windows_x86 LibreOffice_project/5e3e00a007d9b3b6efb6797a8b8e57b51ab1f737</meta:generator>
    <meta:print-date>2016-02-20T09:59:15.734042375</meta:print-date>
    <meta:printed-by>jinsong</meta:printed-by>
    <meta:document-statistic meta:table-count="0" meta:image-count="0" meta:object-count="0" meta:page-count="1" meta:paragraph-count="31" meta:word-count="944" meta:character-count="1183" meta:non-whitespace-character-count="966"/>
  </office:meta>
</office:document-meta>
</file>